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0f2d8" officeooo:paragraph-rsid="0010f2d8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0f2d8" officeooo:paragraph-rsid="0010f2d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1b74c" officeooo:paragraph-rsid="0011b74c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1b74c" officeooo:paragraph-rsid="0011b74c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11b74c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EXP2 : Proximity Measure</text:p>
      <text:p text:style-name="P2">Joel T Vadakekalam</text:p>
      <text:p text:style-name="P2">25</text:p>
      <text:p text:style-name="P2">S5DS</text:p>
      <text:p text:style-name="P2">25/10/22</text:p>
      <text:p text:style-name="P5"/>
      <text:p text:style-name="P5"/>
      <text:p text:style-name="P5">class Data:</text:p>
      <text:p text:style-name="P5"><text:s text:c="4"/>def __init__(self,file):</text:p>
      <text:p text:style-name="P5"><text:s text:c="8"/>self.file=open(file)</text:p>
      <text:p text:style-name="P5"><text:s text:c="8"/>self.table=[x[:-1].split() for x in self.file.readlines()]</text:p>
      <text:p text:style-name="P5"><text:s text:c="8"/>self.rowcount=len(self.table)</text:p>
      <text:p text:style-name="P5"><text:s text:c="4"/></text:p>
      <text:p text:style-name="P5"><text:s text:c="4"/>def __str__(self):</text:p>
      <text:p text:style-name="P5"><text:s text:c="8"/>string=""</text:p>
      <text:p text:style-name="P5"><text:s text:c="8"/>for i in self.table:</text:p>
      <text:p text:style-name="P5"><text:s text:c="12"/>string+=" ".join(i)+'\n'</text:p>
      <text:p text:style-name="P5"><text:s text:c="8"/>return string</text:p>
      <text:p text:style-name="P5"><text:s text:c="4"/></text:p>
      <text:p text:style-name="P5"><text:s text:c="4"/>def view(self,matrix,name=""):</text:p>
      <text:p text:style-name="P5"><text:s text:c="8"/>print(name)</text:p>
      <text:p text:style-name="P5"><text:s text:c="8"/>for j,i in enumerate(matrix):</text:p>
      <text:p text:style-name="P5"><text:s text:c="12"/>temp=" ".join(i[:j+1])</text:p>
      <text:p text:style-name="P5"><text:s text:c="12"/>print(temp)</text:p>
      <text:p text:style-name="P5"><text:s text:c="4"/></text:p>
      <text:p text:style-name="P5"><text:s text:c="4"/>def nominaldiff(self,r1,r2,npos):</text:p>
      <text:p text:style-name="P5"><text:s text:c="8"/>p=len(npos)</text:p>
      <text:p text:style-name="P5"><text:s text:c="8"/>q=0</text:p>
      <text:p text:style-name="P5"><text:s text:c="8"/>for i in npos:</text:p>
      <text:p text:style-name="P5"><text:s text:c="12"/>if r1[i]==r2[i]:</text:p>
      <text:p text:style-name="P5"><text:s text:c="16"/>q+=1</text:p>
      <text:p text:style-name="P5"><text:s text:c="8"/>return str(round((p-q)/p,2))</text:p>
      <text:p text:style-name="P5"/>
      <text:p text:style-name="P5"><text:s text:c="4"/>def numericaldiff(self,r1,r2,npos):</text:p>
      <text:p text:style-name="P5"><text:s text:c="8"/>dist=0</text:p>
      <text:p text:style-name="P5"><text:s text:c="8"/>for i in npos:</text:p>
      <text:p text:style-name="P5"><text:s text:c="12"/>dist+=(int(r1[i])-int(r2[i]))**2</text:p>
      <text:p text:style-name="P5"><text:s text:c="8"/>return str(round(dist**0.5,2))</text:p>
      <text:p text:style-name="P5"><text:s text:c="4"/></text:p>
      <text:p text:style-name="P5"><text:s text:c="4"/>def prox(self,npos,option):</text:p>
      <text:p text:style-name="P5"><text:s text:c="8"/>matrix=[]</text:p>
      <text:p text:style-name="P5"><text:s text:c="8"/>for i in range(self.rowcount):</text:p>
      <text:p text:style-name="P5"><text:s text:c="12"/>matrix.append(['0']*self.rowcount)</text:p>
      <text:p text:style-name="P5"><text:s text:c="8"/></text:p>
      <text:p text:style-name="P5"><text:soft-page-break/><text:s text:c="8"/>for i in range(self.rowcount):</text:p>
      <text:p text:style-name="P5"><text:s text:c="12"/>for j in range(i+1,self.rowcount):</text:p>
      <text:p text:style-name="P5"><text:s text:c="16"/>if option=="nominal":</text:p>
      <text:p text:style-name="P5"><text:s text:c="20"/>matrix[i][j]=matrix[j][i]=\</text:p>
      <text:p text:style-name="P5"><text:s text:c="24"/>self.nominaldiff(self.table[i],self.table[j],npos)</text:p>
      <text:p text:style-name="P5"><text:s text:c="16"/>if option=="numerical":</text:p>
      <text:p text:style-name="P5"><text:s text:c="20"/>matrix[i][j]=matrix[j][i]=\</text:p>
      <text:p text:style-name="P5"><text:s text:c="24"/>self.numericaldiff(self.table[i],self.table[j],npos)</text:p>
      <text:p text:style-name="P5"><text:s text:c="8"/>self.view(matrix,"--"+option+" matrix--")</text:p>
      <text:p text:style-name="P5"><text:s text:c="8"/>return matrix</text:p>
      <text:p text:style-name="P5"><text:s text:c="8"/></text:p>
      <text:p text:style-name="P5">obj=Data("exp2.txt")</text:p>
      <text:p text:style-name="P5">print(obj)</text:p>
      <text:p text:style-name="P5">obj.prox([0,1],'nominal')</text:p>
      <text:p text:style-name="P5">obj.prox([2,3],'numerical')</text:p>
      <text:p text:style-name="P5"/>
      <text:p text:style-name="P4">Output:</text:p>
      <text:p text:style-name="P6"/>
      <text:p text:style-name="P6">1 jo 10 170</text:p>
      <text:p text:style-name="P6">2 joel 10 120</text:p>
      <text:p text:style-name="P6">1 jo 15 180</text:p>
      <text:p text:style-name="P6"/>
      <text:p text:style-name="P6">--nominal matrix--</text:p>
      <text:p text:style-name="P6">0</text:p>
      <text:p text:style-name="P6">1.0 0</text:p>
      <text:p text:style-name="P6">0.0 1.0 0</text:p>
      <text:p text:style-name="P6"/>
      <text:p text:style-name="P6">--numerical matrix--</text:p>
      <text:p text:style-name="P6">0</text:p>
      <text:p text:style-name="P6">50.0 0</text:p>
      <text:p text:style-name="P6">11.18 60.21 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4:14:14.105949436</meta:creation-date>
    <dc:date>2022-10-25T14:34:16.129560225</dc:date>
    <meta:editing-duration>PT9M51S</meta:editing-duration>
    <meta:editing-cycles>1</meta:editing-cycles>
    <meta:document-statistic meta:table-count="0" meta:image-count="0" meta:object-count="0" meta:page-count="2" meta:paragraph-count="68" meta:word-count="130" meta:character-count="1662" meta:non-whitespace-character-count="1162"/>
    <meta:generator>LibreOffice/7.3.5.2$Linux_X86_64 LibreOffice_project/30$Build-2</meta:generator>
  </office:meta>
</office:document-meta>
</file>